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2544*"/>
    </style:style>
    <style:style style:name="Table1.B" style:family="table-column">
      <style:table-column-properties style:column-width="5.1667in" style:rel-column-width="744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3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4in" fo:margin-right="0in" fo:text-indent="0in" style:auto-text-indent="false"/>
    </style:style>
    <style:style style:name="P21" style:family="paragraph" style:parent-style-name="Standard">
      <style:paragraph-properties fo:margin-left="0.3917in" fo:margin-right="0in" fo:text-indent="0in" style:auto-text-indent="fals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Preface<text:tab/>6</text:p>
          <text:p text:style-name="P23">1.1Dedication<text:tab/>6</text:p>
          <text:p text:style-name="P23">1.2Acknowledgments<text:tab/>6</text:p>
          <text:p text:style-name="P23">1.3Support Group<text:tab/>6</text:p>
          <text:p text:style-name="P22">2 Introduction<text:tab/>6</text:p>
          <text:p text:style-name="P23">2.1What Is A Mathematics Computing Environment?<text:tab/>7</text:p>
          <text:p text:style-name="P23">2.2What Is MathRider?<text:tab/>8</text:p>
          <text:p text:style-name="P23">2.3What Inspired The Creation Of Mathrider?<text:tab/>9</text:p>
          <text:p text:style-name="P22">3 Downloading And Installing MathRider<text:tab/>9</text:p>
          <text:p text:style-name="P23">3.1Installing Sun's Java Implementation<text:tab/>9</text:p>
          <text:p text:style-name="P24">3.1.1Installing Java On A Windows PC<text:tab/>9</text:p>
          <text:p text:style-name="P24">3.1.2Installing Java On A Macintosh<text:tab/>10</text:p>
          <text:p text:style-name="P24">3.1.3Installing Java On A Linux PC<text:tab/>10</text:p>
          <text:p text:style-name="P23">3.2Downloading And Installing MathRider<text:tab/>11</text:p>
          <text:p text:style-name="P22">4 Exploring The MathRider Application<text:tab/>11</text:p>
          <text:p text:style-name="P22">5 Yacas Programming Fundamentals<text:tab/>11</text:p>
          <text:p text:style-name="P23">5.1Objects, Values, And Expressions<text:tab/>11</text:p>
          <text:p text:style-name="P23">5.2Operators<text:tab/>12</text:p>
          <text:p text:style-name="P23">5.3Operator Precedence<text:tab/>13</text:p>
          <text:p text:style-name="P23">5.4Changing The Order Of Operations In An Expression<text:tab/>14</text:p>
          <text:p text:style-name="P23">5.5Variables<text:tab/>15</text:p>
          <text:p text:style-name="P23">5.6Statements<text:tab/>16</text:p>
          <text:p text:style-name="P24">5.6.1The print Statement<text:tab/>16</text:p>
          <text:p text:style-name="P23">5.7Strings<text:tab/>18</text:p>
          <text:p text:style-name="P23">5.8Comments<text:tab/>18</text:p>
          <text:p text:style-name="P23">5.9Conditional Operators<text:tab/>19</text:p>
          <text:p text:style-name="P23">5.10Making Decisions With The if Statement<text:tab/>21</text:p>
          <text:p text:style-name="P23">5.11The and, or, And not Boolean Operators<text:tab/>23</text:p>
          <text:p text:style-name="P23">5.12Looping With The while Statement<text:tab/>24</text:p>
          <text:p text:style-name="P23">5.13Long-Running Loops, Infinite Loops, And Interrupting Execution<text:tab/>27</text:p>
          <text:p text:style-name="P23">5.14Inserting And Deleting Worksheet Cells<text:tab/>27</text:p>
          <text:p text:style-name="P23">5.15Introduction To More Advanced Object Types<text:tab/>27</text:p>
          <text:p text:style-name="P24">5.15.1Rational Numbers<text:tab/>27</text:p>
          <text:p text:style-name="P24">5.15.2Real Numbers<text:tab/>28</text:p>
          <text:p text:style-name="P24">5.15.3Objects That Hold Sequences Of Other Objects: Lists And Tuples<text:tab/>29</text:p>
          <text:p text:style-name="P25">5.15.3.1Tuple Packing And Unpacking<text:tab/>30</text:p>
          <text:p text:style-name="P23">5.16Using while Loops With Lists And Tuples<text:tab/>31</text:p>
          <text:p text:style-name="P23">5.17The in Operator<text:tab/>31</text:p>
          <text:p text:style-name="P23">5.18Looping With The for Statement<text:tab/>32</text:p>
          <text:p text:style-name="P23">5.19Functions<text:tab/>32</text:p>
          <text:p text:style-name="P23">5.20Functions Are Defined Using the def Statement<text:tab/>33</text:p>
          <text:p text:style-name="P23"><text:soft-page-break/>5.21A Subset Of Functions Included In MathRider<text:tab/>34</text:p>
          <text:p text:style-name="P23">5.22Obtaining Information On MathRider Functions<text:tab/>43</text:p>
          <text:p text:style-name="P23">5.23Information Is Also Available On User-Entered Functions<text:tab/>43</text:p>
          <text:p text:style-name="P23">5.24Examples Which Use Functions Included With MathRider<text:tab/>44</text:p>
          <text:p text:style-name="P23">5.25Using srange() And zip() With The for Statement<text:tab/>46</text:p>
          <text:p text:style-name="P23">5.26List Comprehensions<text:tab/>46</text:p>
          <text:p text:style-name="P22">6 <text:s/>4 Object Oriented Programming<text:tab/>47</text:p>
          <text:p text:style-name="P23">6.1 4.7 Obtaining Information On MathRider Objects<text:tab/>47</text:p>
          <text:p text:style-name="P22">7 Miscellaneous Topics<text:tab/>51</text:p>
          <text:p text:style-name="P23">7.1Referencing The Result Of The Previous Operation<text:tab/>51</text:p>
          <text:p text:style-name="P23">7.2Exceptions<text:tab/>52</text:p>
          <text:p text:style-name="P23">7.3Obtaining Numeric Results<text:tab/>53</text:p>
          <text:p text:style-name="P23">7.4Style Guide For Expressions<text:tab/>54</text:p>
          <text:p text:style-name="P23">7.5Built-in Constants<text:tab/>54</text:p>
          <text:p text:style-name="P23">7.6Roots<text:tab/>55</text:p>
          <text:p text:style-name="P23">7.7Symbolic Variables<text:tab/>55</text:p>
          <text:p text:style-name="P23">7.8Symbolic Expressions<text:tab/>56</text:p>
          <text:p text:style-name="P24">7.8.1Expanding And Factoring<text:tab/>57</text:p>
          <text:p text:style-name="P24">7.8.2Miscellaneous Symbolic Expression Examples<text:tab/>58</text:p>
          <text:p text:style-name="P24">7.8.3Passing Values To Symbolic Expressions<text:tab/>58</text:p>
          <text:p text:style-name="P23">7.9Symbolic Equations and The solve() Function<text:tab/>58</text:p>
          <text:p text:style-name="P23">7.10Symbolic Mathematical Functions<text:tab/>59</text:p>
          <text:p text:style-name="P23">7.11Finding Roots Graphically And Numerically With The find_root() Method<text:tab/>60</text:p>
          <text:p text:style-name="P23">7.12Displaying Mathematical Objects In Traditional Form<text:tab/>61</text:p>
          <text:p text:style-name="P23">7.13LaTeX Is Used To Display Objects In Traditional Mathematics Form<text:tab/>61</text:p>
          <text:p text:style-name="P23">7.14Sets<text:tab/>62</text:p>
          <text:p text:style-name="P22">8 2D Plotting<text:tab/>63</text:p>
          <text:p text:style-name="P23">8.1The plot() And show() Functions<text:tab/>63</text:p>
          <text:p text:style-name="P24">8.1.1Combining Plots And Changing The Plotting Color<text:tab/>63</text:p>
          <text:p text:style-name="P24">8.1.2Combining Graphics With A Graphics Object<text:tab/>64</text:p>
          <text:p text:style-name="P23">8.2Advanced Plotting With matplotlib<text:tab/>65</text:p>
          <text:p text:style-name="P24">8.2.1Plotting Data From Lists With Grid Lines And Axes Labels<text:tab/>65</text:p>
          <text:p text:style-name="P24">8.2.2Plotting With A Logarithmic Y Axis<text:tab/>66</text:p>
          <text:p text:style-name="P24">8.2.3Two Plots With Labels Inside Of The Plot<text:tab/>66</text:p>
          <text:p text:style-name="P22">9 MathRider Usage Styles<text:tab/>67</text:p>
          <text:p text:style-name="P23">9.1The Speed Usage Style<text:tab/>67</text:p>
          <text:p text:style-name="P23">9.2The OpenOffice Presentation Usage Style<text:tab/>67</text:p>
          <text:p text:style-name="P22">10 High School Math Problems (most of the problems are still in development)<text:tab/>67</text:p>
          <text:p text:style-name="P23">10.1Pre-Algebra<text:tab/>67</text:p>
          <text:p text:style-name="P24">10.1.1Equations<text:tab/>68</text:p>
          <text:p text:style-name="P24">10.1.2Expressions<text:tab/>68</text:p>
          <text:p text:style-name="P24">10.1.3Geometry<text:tab/>68</text:p>
          <text:p text:style-name="P24">10.1.4Inequalities<text:tab/>68</text:p>
          <text:p text:style-name="P24">10.1.5Linear Functions<text:tab/>68</text:p>
          <text:p text:style-name="P24">10.1.6Measurement<text:tab/>68</text:p>
          <text:p text:style-name="P24"><text:soft-page-break/>10.1.7Nonlinear Functions<text:tab/>68</text:p>
          <text:p text:style-name="P24">10.1.8Number Sense And Operations<text:tab/>68</text:p>
          <text:p text:style-name="P25">10.1.8.1Express an integer fraction in lowest terms<text:tab/>69</text:p>
          <text:p text:style-name="P24">10.1.9Polynomial Functions<text:tab/>69</text:p>
          <text:p text:style-name="P23">10.2Algebra<text:tab/>70</text:p>
          <text:p text:style-name="P24">10.2.1Absolute Value Functions<text:tab/>70</text:p>
          <text:p text:style-name="P24">10.2.2Complex Numbers<text:tab/>70</text:p>
          <text:p text:style-name="P24">10.2.3Composite Functions<text:tab/>70</text:p>
          <text:p text:style-name="P24">10.2.4Conics<text:tab/>70</text:p>
          <text:p text:style-name="P24">10.2.5Data Analysis<text:tab/>70</text:p>
          <text:p text:style-name="P24">10.2.6Discrete Mathematics <text:tab/>70</text:p>
          <text:p text:style-name="P24">10.2.7Equations<text:tab/>70</text:p>
          <text:p text:style-name="P25">10.2.7.1Express a symbolic fraction in lowest terms<text:tab/>70</text:p>
          <text:p text:style-name="P25">10.2.7.2Determine the product of two symbolic fractions<text:tab/>72</text:p>
          <text:p text:style-name="P25">10.2.7.3Solve a linear equation for x<text:tab/>72</text:p>
          <text:p text:style-name="P25">10.2.7.4Solve a linear equation which has fractions<text:tab/>73</text:p>
          <text:p text:style-name="P24">10.2.8Exponential Functions<text:tab/>75</text:p>
          <text:p text:style-name="P24">10.2.9Exponents<text:tab/>75</text:p>
          <text:p text:style-name="P24">10.2.10Expressions<text:tab/>75</text:p>
          <text:p text:style-name="P24">10.2.11Inequalities<text:tab/>75</text:p>
          <text:p text:style-name="P24">10.2.12Inverse Functions<text:tab/>75</text:p>
          <text:p text:style-name="P24">10.2.13Linear Equations And Functions<text:tab/>76</text:p>
          <text:p text:style-name="P24">10.2.14Linear Programming<text:tab/>76</text:p>
          <text:p text:style-name="P24">10.2.15Logarithmic Functions<text:tab/>76</text:p>
          <text:p text:style-name="P24">10.2.16Logistic Functions<text:tab/>76</text:p>
          <text:p text:style-name="P24">10.2.17Matrices<text:tab/>76</text:p>
          <text:p text:style-name="P24">10.2.18Parametric Equations<text:tab/>76</text:p>
          <text:p text:style-name="P24">10.2.19Piecewise Functions<text:tab/>76</text:p>
          <text:p text:style-name="P24">10.2.20Polynomial Functions<text:tab/>76</text:p>
          <text:p text:style-name="P24">10.2.21Power Functions<text:tab/>76</text:p>
          <text:p text:style-name="P24">10.2.22Quadratic Functions<text:tab/>77</text:p>
          <text:p text:style-name="P24">10.2.23Radical Functions<text:tab/>77</text:p>
          <text:p text:style-name="P24">10.2.24Rational Functions<text:tab/>77</text:p>
          <text:p text:style-name="P24">10.2.25Sequences<text:tab/>77</text:p>
          <text:p text:style-name="P24">10.2.26Series<text:tab/>77</text:p>
          <text:p text:style-name="P24">10.2.27Systems of Equations<text:tab/>77</text:p>
          <text:p text:style-name="P24">10.2.28Transformations<text:tab/>77</text:p>
          <text:p text:style-name="P24">10.2.29Trigonometric Functions<text:tab/>77</text:p>
          <text:p text:style-name="P23">10.3Precalculus And Trigonometry<text:tab/>78</text:p>
          <text:p text:style-name="P24">10.3.1Binomial Theorem<text:tab/>78</text:p>
          <text:p text:style-name="P24">10.3.2Complex Numbers<text:tab/>78</text:p>
          <text:p text:style-name="P24">10.3.3Composite Functions<text:tab/>78</text:p>
          <text:p text:style-name="P24">10.3.4Conics<text:tab/>78</text:p>
          <text:p text:style-name="P24">10.3.5Data Analysis<text:tab/>78</text:p>
          <text:p text:style-name="P24">10.3.6Discrete Mathematics<text:tab/>78</text:p>
          <text:p text:style-name="P24">10.3.7Equations<text:tab/>78</text:p>
          <text:p text:style-name="P24">10.3.8Exponential Functions<text:tab/>79</text:p>
          <text:p text:style-name="P24"><text:soft-page-break/>10.3.9Inverse Functions<text:tab/>79</text:p>
          <text:p text:style-name="P24">10.3.10Logarithmic Functions<text:tab/>79</text:p>
          <text:p text:style-name="P24">10.3.11Logistic Functions<text:tab/>79</text:p>
          <text:p text:style-name="P24">10.3.12Matrices And Matrix Algebra<text:tab/>79</text:p>
          <text:p text:style-name="P24">10.3.13Mathematical Analysis<text:tab/>79</text:p>
          <text:p text:style-name="P24">10.3.14Parametric Equations<text:tab/>79</text:p>
          <text:p text:style-name="P24">10.3.15Piecewise Functions<text:tab/>79</text:p>
          <text:p text:style-name="P24">10.3.16Polar Equations<text:tab/>79</text:p>
          <text:p text:style-name="P24">10.3.17Polynomial Functions<text:tab/>80</text:p>
          <text:p text:style-name="P24">10.3.18Power Functions<text:tab/>80</text:p>
          <text:p text:style-name="P24">10.3.19Quadratic Functions<text:tab/>80</text:p>
          <text:p text:style-name="P24">10.3.20Radical Functions<text:tab/>80</text:p>
          <text:p text:style-name="P24">10.3.21Rational Functions<text:tab/>80</text:p>
          <text:p text:style-name="P24">10.3.22Real Numbers<text:tab/>80</text:p>
          <text:p text:style-name="P24">10.3.23Sequences<text:tab/>80</text:p>
          <text:p text:style-name="P24">10.3.24Series<text:tab/>80</text:p>
          <text:p text:style-name="P24">10.3.25Sets<text:tab/>81</text:p>
          <text:p text:style-name="P24">10.3.26Systems of Equations<text:tab/>81</text:p>
          <text:p text:style-name="P24">10.3.27Transformations<text:tab/>81</text:p>
          <text:p text:style-name="P24">10.3.28Trigonometric Functions<text:tab/>81</text:p>
          <text:p text:style-name="P24">10.3.29Vectors<text:tab/>81</text:p>
          <text:p text:style-name="P23">10.4Calculus<text:tab/>81</text:p>
          <text:p text:style-name="P24">10.4.1Derivatives<text:tab/>81</text:p>
          <text:p text:style-name="P24">10.4.2Integrals<text:tab/>81</text:p>
          <text:p text:style-name="P24">10.4.3Limits<text:tab/>81</text:p>
          <text:p text:style-name="P24">10.4.4Polynomial Approximations And Series<text:tab/>82</text:p>
          <text:p text:style-name="P23">10.5Statistics<text:tab/>82</text:p>
          <text:p text:style-name="P24">10.5.1Data Analysis<text:tab/>82</text:p>
          <text:p text:style-name="P24">10.5.2Inferential Statistics<text:tab/>82</text:p>
          <text:p text:style-name="P24">10.5.3Normal Distributions<text:tab/>82</text:p>
          <text:p text:style-name="P24">10.5.4One Variable Analysis<text:tab/>82</text:p>
          <text:p text:style-name="P24">10.5.5Probability And Simulation<text:tab/>82</text:p>
          <text:p text:style-name="P24">10.5.6Two Variable Analysis<text:tab/>82</text:p>
          <text:p text:style-name="P22">11 High School Science Problems<text:tab/>83</text:p>
          <text:p text:style-name="P23">11.1Physics<text:tab/>83</text:p>
          <text:p text:style-name="P24">11.1.1Atomic Physics<text:tab/>83</text:p>
          <text:p text:style-name="P24">11.1.2Circular Motion<text:tab/>83</text:p>
          <text:p text:style-name="P24">11.1.3Dynamics<text:tab/>83</text:p>
          <text:p text:style-name="P24">11.1.4Electricity And Magnetism<text:tab/>83</text:p>
          <text:p text:style-name="P24">11.1.5Fluids<text:tab/>83</text:p>
          <text:p text:style-name="P24">11.1.6Kinematics<text:tab/>83</text:p>
          <text:p text:style-name="P24">11.1.7Light<text:tab/>83</text:p>
          <text:p text:style-name="P24">11.1.8Optics<text:tab/>84</text:p>
          <text:p text:style-name="P24">11.1.9Relativity<text:tab/>84</text:p>
          <text:p text:style-name="P24">11.1.10Rotational Motion<text:tab/>84</text:p>
          <text:p text:style-name="P24">11.1.11Sound<text:tab/>84</text:p>
          <text:p text:style-name="P24"><text:soft-page-break/>11.1.12Waves<text:tab/>84</text:p>
          <text:p text:style-name="P24">11.1.13Thermodynamics<text:tab/>84</text:p>
          <text:p text:style-name="P24">11.1.14Work<text:tab/>84</text:p>
          <text:p text:style-name="P24">11.1.15Energy<text:tab/>84</text:p>
          <text:p text:style-name="P24">11.1.16Momentum<text:tab/>85</text:p>
          <text:p text:style-name="P24">11.1.17Boiling<text:tab/>85</text:p>
          <text:p text:style-name="P24">11.1.18Buoyancy<text:tab/>85</text:p>
          <text:p text:style-name="P24">11.1.19Convection<text:tab/>85</text:p>
          <text:p text:style-name="P24">11.1.20Density<text:tab/>85</text:p>
          <text:p text:style-name="P24">11.1.21Diffusion<text:tab/>85</text:p>
          <text:p text:style-name="P24">11.1.22Freezing<text:tab/>85</text:p>
          <text:p text:style-name="P24">11.1.23Friction<text:tab/>85</text:p>
          <text:p text:style-name="P24">11.1.24Heat Transfer<text:tab/>85</text:p>
          <text:p text:style-name="P24">11.1.25Insulation<text:tab/>86</text:p>
          <text:p text:style-name="P24">11.1.26Newton's Laws<text:tab/>86</text:p>
          <text:p text:style-name="P24">11.1.27Pressure<text:tab/>86</text:p>
          <text:p text:style-name="P24">11.1.28Pulleys<text:tab/>86</text:p>
          <text:p text:style-name="P22">12 Fundamentals Of Computation<text:tab/>87</text:p>
          <text:p text:style-name="P23">12.1What Is A Computer?<text:tab/>87</text:p>
          <text:p text:style-name="P23">12.2Contextual Meaning<text:tab/>88</text:p>
          <text:p text:style-name="P23">12.3Variables<text:tab/>88</text:p>
          <text:p text:style-name="P23">12.4Models<text:tab/>89</text:p>
          <text:p text:style-name="P23">12.5Machine Language<text:tab/>90</text:p>
          <text:p text:style-name="P23">12.6Compilers And Interpreters<text:tab/>93</text:p>
          <text:p text:style-name="P23">12.7Algorithms<text:tab/>93</text:p>
          <text:p text:style-name="P23">12.8Computation<text:tab/>95</text:p>
          <text:p text:style-name="P23">12.9he Mathematics Part Of Mathematics Computing Systems<text:tab/>97</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text:soft-page-break/>xxx . <text:s/>Please place "[Newbies book]" in the title of your email when you post to this group.</text:p>
      <text:p text:style-name="Standard"/>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2"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text:soft-page-break/></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text:soft-page-break/>MathRider. <text:s/>It will help you to 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observations on learning mathematics:<text:line-break/><text:line-break/>"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19">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text:soft-page-break/>have a current version of Java installed by visiting the following web page with your browser:</text:p>
      <text:p text:style-name="P16"><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7"><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Java:</text:p>
      <text:p text:style-name="Standard"/>
      <text:p text:style-name="P20"><text:soft-page-break/>1) Locate the Java information documentation for your Linux distribution and carefully follow the instructions provided for installing Sun's Java on your system. <text:s/></text:p>
      <text:p text:style-name="P20"/>
      <text:p text:style-name="P20">2) Download a version of MathRider that includes its on copy of the Java runtime.</text:p>
      <text:h text:style-name="Heading_20_2" text:outline-level="2">Downloading And Installing MathRider</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7"><text:a xlink:type="simple" xlink:href="https://mathrider.dev.java.net/">https://mathrider.dev.java.net</text:a></text:p>
      <text:p text:style-name="Standard"/>
      <text:p text:style-name="Standard">MathRider can be obtained by selecting the "download" tab and choosing the correct download file for your computer.</text:p>
      <text:p text:style-name="Standard"/>
      <text:p text:style-name="Standard">Note: discuss compressed archive files, extraction, directories hierarchies, etc. here.</text:p>
      <text:h text:style-name="Heading_20_1" text:outline-level="1">Exploring The MathRider Application</text:h>
      <text:p text:style-name="Standard"/>
      <text:p text:style-name="Text_20_body"/>
      <text:h text:style-name="Heading_20_1" text:outline-level="1">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text:soft-page-break/></text:p>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text:soft-page-break/></text:p>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text:soft-page-break/></text:p>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text:soft-page-break/>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text:soft-page-break/>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text:soft-page-break/>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text:soft-page-break/>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text:soft-page-break/>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oft-page-break/><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text:soft-page-break/>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text:soft-page-break/>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ext:soft-page-break/>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text:soft-page-break/></text:p>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text:soft-page-break/></text:p>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text:soft-page-break/>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text:soft-page-break/>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ext:soft-page-break/>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ext:soft-page-break/>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text:soft-page-break/>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ext:soft-page-break/>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text:soft-page-break/>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ext:soft-page-break/>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Function Name</text:p>
      <text:p text:style-name="Standard">Description</text:p>
      <text:p text:style-name="Standard">abs</text:p>
      <text:p text:style-name="Standard">Return the absolute value of the argument.</text:p>
      <text:p text:style-name="Standard">acos</text:p>
      <text:p text:style-name="Standard">The arccosine function.</text:p>
      <text:p text:style-name="Standard">add</text:p>
      <text:p text:style-name="Standard">Returns the sum of a sequence of numbers (NOT strings) plus the value of parameter 'start'. <text:s/>When the sequence is empty, returns start.</text:p>
      <text:p text:style-name="Standard">additive_order</text:p>
      <text:p text:style-name="Standard">Return the additive order of x.</text:p>
      <text:p text:style-name="Standard">asin </text:p>
      <text:p text:style-name="Standard">The arcsine function.</text:p>
      <text:p text:style-name="Standard">atan</text:p>
      <text:p text:style-name="Standard">The arctangent function.</text:p>
      <text:p text:style-name="Standard">binomial</text:p>
      <text:p text:style-name="Standard">Return the binomial coefficient.</text:p>
      <text:p text:style-name="Standard">ceil</text:p>
      <text:p text:style-name="Standard">The ceiling function.</text:p>
      <text:p text:style-name="Standard">combinations</text:p>
      <text:p text:style-name="Standard">A combination of a multiset (a list of objects which may contain the same object several times) mset is an unordered selection without repetitions and is represented by a sorted sublist of mset. <text:s/>Returns the set of all combinations of the multiset mset with k elements.</text:p>
      <text:p text:style-name="Standard">complex</text:p>
      <text:p text:style-name="Standard">Create a complex number from a real part and an optional imaginary part. <text:s/>This is equivalent to (real + imag*1j) where imag defaults to 0.</text:p>
      <text:p text:style-name="Standard">cos</text:p>
      <text:p text:style-name="Standard"><text:soft-page-break/>The cosine function.</text:p>
      <text:p text:style-name="Standard">cosh</text:p>
      <text:p text:style-name="Standard">The hyperbolic cosine function.</text:p>
      <text:p text:style-name="Standard">coth</text:p>
      <text:p text:style-name="Standard">The hyperbolic cotangent function.</text:p>
      <text:p text:style-name="Standard">csch</text:p>
      <text:p text:style-name="Standard">The hyperbolic cosecant function.</text:p>
      <text:p text:style-name="Standard">denominator</text:p>
      <text:p text:style-name="Standard">Return the denominator of x.</text:p>
      <text:p text:style-name="Standard">derivative</text:p>
      <text:p text:style-name="Standard">The derivative of f.</text:p>
      <text:p text:style-name="Standard">det</text:p>
      <text:p text:style-name="Standard">Return the determinant of x.</text:p>
      <text:p text:style-name="Standard">diff</text:p>
      <text:p text:style-name="Standard">The derivative of f.</text:p>
      <text:p text:style-name="Standard">dir</text:p>
      <text:p text:style-name="Standard">Return an alphabetized list of names comprising (some of) the attributes of the given object, and of attributes reachable from it.</text:p>
      <text:p text:style-name="Standard">divisors</text:p>
      <text:p text:style-name="Standard">Returns a list of all positive integer divisors.</text:p>
      <text:p text:style-name="Standard">dumps</text:p>
      <text:p text:style-name="Standard">Dump obj to a string s. <text:s/>To recover obj, use loads(s).</text:p>
      <text:p text:style-name="Standard">e</text:p>
      <text:p text:style-name="Standard">The base of the natural logarithm.</text:p>
      <text:p text:style-name="Standard">eratosthenes</text:p>
      <text:p text:style-name="Standard">Return a list of the primes &lt;= n.</text:p>
      <text:p text:style-name="Standard">exists</text:p>
      <text:p text:style-name="Standard">If S contains an element x such that P(x) is True, this function returns True and the element x. <text:s/>Otherwise it returns False and None.</text:p>
      <text:p text:style-name="Standard">exp</text:p>
      <text:p text:style-name="Standard">The exponential function, exp(x) = e^x.</text:p>
      <text:p text:style-name="Standard">expand</text:p>
      <text:p text:style-name="Standard">Returns the expanded form of a polynomial.</text:p>
      <text:p text:style-name="Standard">factor</text:p>
      <text:p text:style-name="Standard">Returns the factorization of the integer n as a sorted list of tuples (p,e).</text:p>
      <text:p text:style-name="Standard">factorial</text:p>
      <text:p text:style-name="Standard">Compute the factorial of n, which is the product of 1 * 2 * 3 ... (n-1) n.</text:p>
      <text:p text:style-name="Standard">fibonacci</text:p>
      <text:p text:style-name="Standard">Returns then n-th Fibonacci number.</text:p>
      <text:p text:style-name="Standard">fibonacci_sequence</text:p>
      <text:p text:style-name="Standard">Returns an iterator over the Fibonacci sequence, for all fibonacci numbers f_n from n = start up to (but not including) n = stop.</text:p>
      <text:p text:style-name="Standard">fibonacci_xrange</text:p>
      <text:p text:style-name="Standard">Returns an iterator over all of the Fibonacci numbers in the given range, including f_n = start up to, but not including, f_n = stop.</text:p>
      <text:p text:style-name="Standard">find_root</text:p>
      <text:p text:style-name="Standard">Numerically find a root of f on the closed interval [a,b (or [b,a]) if possible, where f is a function in the <text:soft-page-break/>one variable.</text:p>
      <text:p text:style-name="Standard">floor</text:p>
      <text:p text:style-name="Standard">The floor function.</text:p>
      <text:p text:style-name="Standard">forall</text:p>
      <text:p text:style-name="Standard">If P(x) is true every x in S, return True and None. <text:s/>If there is some element x in S such that P is not True, return False and x.</text:p>
      <text:p text:style-name="Standard">forget</text:p>
      <text:p text:style-name="Standard">Forget the given assumption, or call with no arguments to forget all assumptions. <text:s/>Here an assumption is some sort of symbolic constraint.</text:p>
      <text:p text:style-name="Standard">function</text:p>
      <text:p text:style-name="Standard">Create a formal symbolic function with the name *s*.</text:p>
      <text:p text:style-name="Standard">gaussian_binomial</text:p>
      <text:p text:style-name="Standard">Return the gaussian binomial.</text:p>
      <text:p text:style-name="Standard">gcd</text:p>
      <text:p text:style-name="Standard">The greatest common divisor of a and b.</text:p>
      <text:p text:style-name="Standard">generic_power</text:p>
      <text:p text:style-name="Standard">The m-th power of a, where m is a non-negative.</text:p>
      <text:p text:style-name="Standard">get_memory_usage</text:p>
      <text:p text:style-name="Standard">Return memory usage.</text:p>
      <text:p text:style-name="Standard">hex</text:p>
      <text:p text:style-name="Standard">Return the hexadecimal representation of an integer or long integer.</text:p>
      <text:p text:style-name="Standard">imag</text:p>
      <text:p text:style-name="Standard">Return the imaginary part of x.</text:p>
      <text:p text:style-name="Standard">imaginary</text:p>
      <text:p text:style-name="Standard">Return the imaginary part of a complex number.</text:p>
      <text:p text:style-name="Standard">integer_ceil</text:p>
      <text:p text:style-name="Standard">Return the ceiling of x.</text:p>
      <text:p text:style-name="Standard">integer_floor</text:p>
      <text:p text:style-name="Standard">Return the largest integer &lt;= x.</text:p>
      <text:p text:style-name="Standard">integral <text:s text:c="4"/></text:p>
      <text:p text:style-name="Standard">Return an indefinite integral of an object x.</text:p>
      <text:p text:style-name="Standard">integrate <text:s text:c="4"/></text:p>
      <text:p text:style-name="Standard">The integral of f.</text:p>
      <text:p text:style-name="Standard">interval <text:s text:c="4"/></text:p>
      <text:p text:style-name="Standard">Integers between a and b inclusive (a and b integers).</text:p>
      <text:p text:style-name="Standard">is_AlgebraElement</text:p>
      <text:p text:style-name="Standard">Return True if x is of type AlgebraElement.</text:p>
      <text:p text:style-name="Standard">is_commutative</text:p>
      <text:p text:style-name="Standard"/>
      <text:p text:style-name="Standard">is_ComplexNumber</text:p>
      <text:p text:style-name="Standard"/>
      <text:p text:style-name="Standard">is_even</text:p>
      <text:p text:style-name="Standard">Return whether or not an integer x is even, e.g., divisible by 2.</text:p>
      <text:p text:style-name="Standard">is_Functor </text:p>
      <text:p text:style-name="Standard"/>
      <text:p text:style-name="Standard">is_Infinite </text:p>
      <text:p text:style-name="Standard"/>
      <text:p text:style-name="Standard"><text:soft-page-break/>is_Integer </text:p>
      <text:p text:style-name="Standard"/>
      <text:p text:style-name="Standard">is_odd </text:p>
      <text:p text:style-name="Standard">Return whether or not x is odd. <text:s/>This is by definition the complement of is_even.</text:p>
      <text:p text:style-name="Standard">is_power_of_two</text:p>
      <text:p text:style-name="Standard">This function returns True if and only if n is a power of 2</text:p>
      <text:p text:style-name="Standard">is_prime</text:p>
      <text:p text:style-name="Standard">Returns True if x is prime, and False otherwise.</text:p>
      <text:p text:style-name="Standard">is_prime_power <text:s text:c="4"/></text:p>
      <text:p text:style-name="Standard">Returns True if x is a prime power, and False otherwise.</text:p>
      <text:p text:style-name="Standard">is_pseudoprime</text:p>
      <text:p text:style-name="Standard">Returns True if x is a pseudo-prime, and False otherwise.</text:p>
      <text:p text:style-name="Standard">is_RealNumber</text:p>
      <text:p text:style-name="Standard">Return True if x is of type RealNumber, meaning that it is an element of the MPFR real field with some precision.</text:p>
      <text:p text:style-name="Standard">is_Set</text:p>
      <text:p text:style-name="Standard">Returns true if x is a MathRider Set.</text:p>
      <text:p text:style-name="Standard">is_square</text:p>
      <text:p text:style-name="Standard">Returns whether or not n is square, and if n is a square also returns the square root. <text:s/>If n is not square, also returns None.</text:p>
      <text:p text:style-name="Standard">is_SymbolicExpression</text:p>
      <text:p text:style-name="Standard"/>
      <text:p text:style-name="Standard">isqrt</text:p>
      <text:p text:style-name="Standard">Return an integer square root, i.e., the floor of a square root.</text:p>
      <text:p text:style-name="Standard">laplace</text:p>
      <text:p text:style-name="Standard">Attempts to compute and return the Laplace transform of self.</text:p>
      <text:p text:style-name="Standard">latex</text:p>
      <text:p text:style-name="Standard">Use latex(...) to typeset a MathRider object.</text:p>
      <text:p text:style-name="Standard">lcm</text:p>
      <text:p text:style-name="Standard">The least common multiple of a and b, or if a is a list and b is omitted the least common multiple of all elements of v.</text:p>
      <text:p text:style-name="Standard">len</text:p>
      <text:p text:style-name="Standard">Returns the number of items of a sequence or mapping.</text:p>
      <text:p text:style-name="Standard">lim</text:p>
      <text:p text:style-name="Standard">Return the limit as the variable v approaches a from the given direction.</text:p>
      <text:p text:style-name="Standard">limit</text:p>
      <text:p text:style-name="Standard">Return the limit as the variable v approaches a from the given direction.</text:p>
      <text:p text:style-name="Standard">list</text:p>
      <text:p text:style-name="Standard">list() -&gt; new list, list(sequence) -&gt; new list initialized from sequence's items</text:p>
      <text:p text:style-name="Standard">list_plot</text:p>
      <text:p text:style-name="Standard">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plotjoined=True, then a line spanning all the data is drawn instead.</text:p>
      <text:p text:style-name="Standard">load</text:p>
      <text:p text:style-name="Standard">Load MathRider object from the file with name filename, which will have an .sobj extension added if it doesn't have one. <text:s/>NOTE: There is also a special MathRider command (that is not available in Python) <text:soft-page-break/>called load that you use by typing sage: load filename.sage</text:p>
      <text:p text:style-name="Standard">loads</text:p>
      <text:p text:style-name="Standard">Recover an object x that has been dumped to a string s using s = dumps(x).</text:p>
      <text:p text:style-name="Standard">log</text:p>
      <text:p text:style-name="Standard">The natural logarithm of the real number 2.</text:p>
      <text:p text:style-name="Standard">matrix</text:p>
      <text:p text:style-name="Standard">Create a matrix.</text:p>
      <text:p text:style-name="Standard">max</text:p>
      <text:p text:style-name="Standard">With a single iterable argument, return its largest item. <text:s/>With two or more arguments, return the largest argument.</text:p>
      <text:p text:style-name="Standard">min</text:p>
      <text:p text:style-name="Standard">With a single iterable argument, return its smallest item. <text:s/>With two or more arguments, return the smallest argument.</text:p>
      <text:p text:style-name="Standard">minimal_polynomial</text:p>
      <text:p text:style-name="Standard">Return the minimal polynomial of x.</text:p>
      <text:p text:style-name="Standard">mod</text:p>
      <text:p text:style-name="Standard"/>
      <text:p text:style-name="Standard">mrange</text:p>
      <text:p text:style-name="Standard">Return the multirange list with given sizes and type.</text:p>
      <text:p text:style-name="Standard">mul</text:p>
      <text:p text:style-name="Standard">Return the product of the elements in the list x.</text:p>
      <text:p text:style-name="Standard">next_prime</text:p>
      <text:p text:style-name="Standard">The next prime greater than the integer n.</text:p>
      <text:p text:style-name="Standard">next_prime_power</text:p>
      <text:p text:style-name="Standard">The next prime power greater than the integer n. <text:s/>If n is a prime</text:p>
      <text:p text:style-name="Standard">norm</text:p>
      <text:p text:style-name="Standard">Return the norm of x.</text:p>
      <text:p text:style-name="Standard">normalvariate</text:p>
      <text:p text:style-name="Standard">Normal distribution.</text:p>
      <text:p text:style-name="Standard">nth_prime</text:p>
      <text:p text:style-name="Standard"/>
      <text:p text:style-name="Standard">number_of_arrangements</text:p>
      <text:p text:style-name="Standard">Returns the size of arrangements(mset,k).</text:p>
      <text:p text:style-name="Standard">number_of_combinations</text:p>
      <text:p text:style-name="Standard">Returns the size of combinations(mset,k).</text:p>
      <text:p text:style-name="Standard">number_of_derangements</text:p>
      <text:p text:style-name="Standard">Returns the size of derangements(mset).</text:p>
      <text:p text:style-name="Standard">number_of_divisors</text:p>
      <text:p text:style-name="Standard">Return the number of divisors of the integer n.</text:p>
      <text:p text:style-name="Standard">number_of_permutations</text:p>
      <text:p text:style-name="Standard">Returns the size of permutations(mset).</text:p>
      <text:p text:style-name="Standard">numerator</text:p>
      <text:p text:style-name="Standard">Return the numerator of x.</text:p>
      <text:p text:style-name="Standard">numerical_integral</text:p>
      <text:p text:style-name="Standard">Returns the numerical integral of the function on the interval from xmin to xmax and an error bound.</text:p>
      <text:p text:style-name="Standard">numerical_sqrt</text:p>
      <text:p text:style-name="Standard">Return a square root of x.</text:p>
      <text:p text:style-name="Standard"><text:soft-page-break/>oct</text:p>
      <text:p text:style-name="Standard">Return the octal representation of an integer or long integer.</text:p>
      <text:p text:style-name="Standard">order</text:p>
      <text:p text:style-name="Standard">Return the order of x. <text:s/>If x is a ring or module element, this is the additive order of x.</text:p>
      <text:p text:style-name="Standard">parametric_plot</text:p>
      <text:p text:style-name="Standard">parametric_plot takes two functions as a list or a tuple and make a plot with the first function giving the x coordinates and the second function giving the y coordinates.</text:p>
      <text:p text:style-name="Standard">parent</text:p>
      <text:p text:style-name="Standard">Return x.parent() if defined, or type(x) if not.</text:p>
      <text:p text:style-name="Standard">permutations</text:p>
      <text:p text:style-name="Standard">A permutation is represented by a list that contains exactly the same elements as mset, but possibly in different order.</text:p>
      <text:p text:style-name="Standard">pg</text:p>
      <text:p text:style-name="Standard">Permutation groups. <text:s/>In MathRider a permutation is represented as either a string that defines a permutation using disjoint cycle notation, or a list of tuples, which represent disjoint cycles.</text:p>
      <text:p text:style-name="Standard">pi</text:p>
      <text:p text:style-name="Standard">The ratio of a circle's circumference to its diameter.</text:p>
      <text:p text:style-name="Standard">plot</text:p>
      <text:p text:style-name="Standard"/>
      <text:p text:style-name="Standard">pow</text:p>
      <text:p text:style-name="Standard">With two arguments, equivalent to x^y. <text:s/>With three arguments, equivalent to (x^y) % z, but may be more efficient (e.g. for longs)</text:p>
      <text:p text:style-name="Standard">power_mod</text:p>
      <text:p text:style-name="Standard">The m-th power of a modulo the integer n.</text:p>
      <text:p text:style-name="Standard">prange</text:p>
      <text:p text:style-name="Standard">List of all primes between start and stop-1, inclusive.</text:p>
      <text:p text:style-name="Standard">previous_prime</text:p>
      <text:p text:style-name="Standard">The largest prime &lt; n.</text:p>
      <text:p text:style-name="Standard">previous_prime_power</text:p>
      <text:p text:style-name="Standard">The largest prime power &lt; n.</text:p>
      <text:p text:style-name="Standard">prime_divisors</text:p>
      <text:p text:style-name="Standard">The prime divisors of the integer n, sorted in increasing order.</text:p>
      <text:p text:style-name="Standard">prime_factors</text:p>
      <text:p text:style-name="Standard">The prime divisors of the integer n, sorted in increasing order.</text:p>
      <text:p text:style-name="Standard">prime_powers</text:p>
      <text:p text:style-name="Standard">List of all positive primes powers between start and stop-1, inclusive.</text:p>
      <text:p text:style-name="Standard">primes</text:p>
      <text:p text:style-name="Standard">Returns an iterator over all primes between start and stop-1, inclusive.</text:p>
      <text:p text:style-name="Standard">primes_first_n</text:p>
      <text:p text:style-name="Standard">Return the first n primes.</text:p>
      <text:p text:style-name="Standard">prod</text:p>
      <text:p text:style-name="Standard">Return the product of the elements in the list x.</text:p>
      <text:p text:style-name="Standard">quo</text:p>
      <text:p text:style-name="Standard">Return the quotient object x/y, e.g., a quotient of numbers or of a polynomial ring x by the ideal generated by y, etc.</text:p>
      <text:p text:style-name="Standard">quotient</text:p>
      <text:p text:style-name="Standard">Return the quotient object x/y, e.g., a quotient of numbers or of a polynomial ring x by the ideal <text:soft-page-break/>generated by y, etc.</text:p>
      <text:p text:style-name="Standard">random</text:p>
      <text:p text:style-name="Standard">Returns a random number in the interval [0, 1].</text:p>
      <text:p text:style-name="Standard">random_prime</text:p>
      <text:p text:style-name="Standard">Returns a random prime p between 2 and n (i.e. 2 &lt;= p &lt;= n).</text:p>
      <text:p text:style-name="Standard">randrange</text:p>
      <text:p text:style-name="Standard">Choose a random item from range(start, stop[, step]).</text:p>
      <text:p text:style-name="Standard">range</text:p>
      <text:p text:style-name="Standard">Returns a list containing an arithmetic progression of integers.</text:p>
      <text:p text:style-name="Standard">rational_reconstruction</text:p>
      <text:p text:style-name="Standard">This function tries to compute x/y, where x/y is rational number.</text:p>
      <text:p text:style-name="Standard">real</text:p>
      <text:p text:style-name="Standard">Return the real part of x.</text:p>
      <text:p text:style-name="Standard">reduce</text:p>
      <text:p text:style-name="Standard">Apply a function of two arguments cumulatively to the items of a sequence, from left to right, so as to reduce the sequence to a single value.</text:p>
      <text:p text:style-name="Standard">repr</text:p>
      <text:p text:style-name="Standard">Return the canonical string representation of the object.</text:p>
      <text:p text:style-name="Standard">reset</text:p>
      <text:p text:style-name="Standard">Delete all user defined variables, reset all globals variables back to their default state, and reset all interfaces to other computer algebra systems. <text:s/>If vars is specified, just restore the value of vars and leave all other variables alone (i.e., call restore).</text:p>
      <text:p text:style-name="Standard">restore</text:p>
      <text:p text:style-name="Standard">Restore predefined global variables to their default values.</text:p>
      <text:p text:style-name="Standard">round</text:p>
      <text:p text:style-name="Standard">Round a number to a given precision in decimal digits (default 0 digits). <text:s/>This always returns a real double field element.</text:p>
      <text:p text:style-name="Standard">sample</text:p>
      <text:p text:style-name="Standard">Chooses k unique random elements from a population sequence.</text:p>
      <text:p text:style-name="Standard">save</text:p>
      <text:p text:style-name="Standard">Save obj to the file with name filename, which will have an .sobj extension added if it doesn't have one. <text:s/>This will *replace* the contents of filename.</text:p>
      <text:p text:style-name="Standard">save_session</text:p>
      <text:p text:style-name="Standard">Save all variables that can be saved wto the given filename.</text:p>
      <text:p text:style-name="Standard">search</text:p>
      <text:p text:style-name="Standard">Return (True,i) where i is such that v[i] == x if there is such an i, or (False,j) otherwise, where j is the position that a should be inserted so that v remains sorted.</text:p>
      <text:p text:style-name="Standard">search_doc</text:p>
      <text:p text:style-name="Standard">Full text search of the MathRider HTML documentation for lines containing s.</text:p>
      <text:p text:style-name="Standard">search_src</text:p>
      <text:p text:style-name="Standard">Search sage source code for lines containing s.</text:p>
      <text:p text:style-name="Standard">sec</text:p>
      <text:p text:style-name="Standard">The secant function.</text:p>
      <text:p text:style-name="Standard">sech</text:p>
      <text:p text:style-name="Standard">The hyperbolic secant function.</text:p>
      <text:p text:style-name="Standard">seed</text:p>
      <text:p text:style-name="Standard"/>
      <text:p text:style-name="Standard"><text:soft-page-break/>seq</text:p>
      <text:p text:style-name="Standard">A mutable list of elements with a common guaranteed universe, which can be set immutable.</text:p>
      <text:p text:style-name="Standard">set</text:p>
      <text:p text:style-name="Standard">Build an unordered collection of unique elements.</text:p>
      <text:p text:style-name="Standard">show</text:p>
      <text:p text:style-name="Standard">Show a graphics object x.</text:p>
      <text:p text:style-name="Standard">show_default</text:p>
      <text:p text:style-name="Standard">Set the default for showing plots using the following commands: plot, parametric_plot, polar_plot, and list_plot.</text:p>
      <text:p text:style-name="Standard">shuffle</text:p>
      <text:p text:style-name="Standard"/>
      <text:p text:style-name="Standard">sigma</text:p>
      <text:p text:style-name="Standard">Return the sum of the k-th powers of the divisors of n.</text:p>
      <text:p text:style-name="Standard">simplify</text:p>
      <text:p text:style-name="Standard">Simplify the expression f.</text:p>
      <text:p text:style-name="Standard">sin</text:p>
      <text:p text:style-name="Standard">The sine function.</text:p>
      <text:p text:style-name="Standard">sinh</text:p>
      <text:p text:style-name="Standard">The hyperbolic sine function.</text:p>
      <text:p text:style-name="Standard">sleep</text:p>
      <text:p text:style-name="Standard"/>
      <text:p text:style-name="Standard">slice</text:p>
      <text:p text:style-name="Standard">Create a slice object. <text:s/>This is used for extended slicing (e.g. a[0:10:2]).</text:p>
      <text:p text:style-name="Standard">slide</text:p>
      <text:p text:style-name="Standard">Use latex(...) to typeset a MathRider object. <text:s/>Use %slide instead to typeset slides.</text:p>
      <text:p text:style-name="Standard">solve</text:p>
      <text:p text:style-name="Standard">Algebraically solve an equation or system of equations for given variables.</text:p>
      <text:p text:style-name="Standard">sorted</text:p>
      <text:p text:style-name="Standard"/>
      <text:p text:style-name="Standard">sqrt</text:p>
      <text:p text:style-name="Standard">The square root function. This is a symbolic square root.</text:p>
      <text:p text:style-name="Standard">square_free_part</text:p>
      <text:p text:style-name="Standard">Return the square free part of x, i.e., a divisor z such that x = z y^2, for a perfect square y^2.</text:p>
      <text:p text:style-name="Standard">srange</text:p>
      <text:p text:style-name="Standard">Return list of numbers \code{a, a+step, ..., a+k*step}, where a+k*step &lt; b and a+(k+1)*step &gt; b. <text:s/>The type of the entries in the list are the type of the starting value.</text:p>
      <text:p text:style-name="Standard">str</text:p>
      <text:p text:style-name="Standard">Return a nice string representation of the object.</text:p>
      <text:p text:style-name="Standard">subfactorial</text:p>
      <text:p text:style-name="Standard">Subfactorial or rencontres numbers, or derangements: number of permutations of $n$ elements with no fixed points.</text:p>
      <text:p text:style-name="Standard">sum</text:p>
      <text:p text:style-name="Standard">Returns the sum of a sequence of numbers (NOT strings) plus the value of parameter 'start'</text:p>
      <text:p text:style-name="Standard">super</text:p>
      <text:p text:style-name="Standard">Typically used to call a cooperative superclass method.</text:p>
      <text:p text:style-name="Standard">symbolic_expression </text:p>
      <text:p text:style-name="Standard"/>
      <text:p text:style-name="Standard"><text:soft-page-break/>sys</text:p>
      <text:p text:style-name="Standard">This module provides access to some objects used or maintained by the interpreter and to functions that interact strongly with the interpreter.</text:p>
      <text:p text:style-name="Standard">tan</text:p>
      <text:p text:style-name="Standard">The tangent function.</text:p>
      <text:p text:style-name="Standard">tanh</text:p>
      <text:p text:style-name="Standard">The hyperbolic tangent function.</text:p>
      <text:p text:style-name="Standard">taylor</text:p>
      <text:p text:style-name="Standard">Expands self in a truncated Taylor or Laurent series in the variable v around the point a, containing terms through (x - a)^n.</text:p>
      <text:p text:style-name="Standard">transpose</text:p>
      <text:p text:style-name="Standard"/>
      <text:p text:style-name="Standard">trial_division</text:p>
      <text:p text:style-name="Standard">Return the smallest prime divisor &lt;= bound of the positive integer n, or n if there is no such prime.</text:p>
      <text:p text:style-name="Standard">two_squares</text:p>
      <text:p text:style-name="Standard">Write the integer n as a sum of two integer squares if possible; otherwise raise a ValueError.</text:p>
      <text:p text:style-name="Standard">type</text:p>
      <text:p text:style-name="Standard">Returns an object's type.</text:p>
      <text:p text:style-name="Standard">union</text:p>
      <text:p text:style-name="Standard">Return the union of x and y, as a list.</text:p>
      <text:p text:style-name="Standard">uniq</text:p>
      <text:p text:style-name="Standard">Return the sublist of all elements in the list x that is sorted and is such that the entries in the sublist are unique.</text:p>
      <text:p text:style-name="Standard">valuation</text:p>
      <text:p text:style-name="Standard">The exact power of p&gt;0 that divides the integer m.</text:p>
      <text:p text:style-name="Standard">var</text:p>
      <text:p text:style-name="Standard">Create a symbolic variable with the name *s*.</text:p>
      <text:p text:style-name="Standard">vars</text:p>
      <text:p text:style-name="Standard">Without arguments, equivalent to locals(). <text:s/>With an argument, equivalent to object.__dict__.</text:p>
      <text:p text:style-name="Standard">vector</text:p>
      <text:p text:style-name="Standard">Return a vector over R with given entries.</text:p>
      <text:p text:style-name="Standard">version</text:p>
      <text:p text:style-name="Standard">Return the version of MathRider. <text:s text:c="85"/></text:p>
      <text:p text:style-name="Standard">view</text:p>
      <text:p text:style-name="Standard">Compute a latex representation of each object in objects. <text:s/>NOTE: In notebook mode this function simply embeds a png image in the output </text:p>
      <text:p text:style-name="Standard">walltime</text:p>
      <text:p text:style-name="Standard">Return the wall time.</text:p>
      <text:p text:style-name="Standard">xgcd</text:p>
      <text:p text:style-name="Standard">Returns triple of integers (g,s,t) such that g = s*a+t*b = gcd(a,b).</text:p>
      <text:p text:style-name="Standard">xinterval</text:p>
      <text:p text:style-name="Standard">Iterator over the integers between a and b, inclusive.</text:p>
      <text:p text:style-name="Standard">xrange</text:p>
      <text:p text:style-name="Standard">Like range(), but instead of returning a list, returns an object that generates the numbers in the range on demand.</text:p>
      <text:p text:style-name="Standard">zip</text:p>
      <text:p text:style-name="Standard">Return a list of tuples, where each tuple contains the i-th element from each of the argument sequences.</text:p>
      <text:p text:style-name="Standard"><text:soft-page-break/>Table 3: Subset of MathRider functions</text:p>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text:soft-page-break/>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text:soft-page-break/>#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text:soft-page-break/>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soft-page-break/>|</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text:soft-page-break/></text:p>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text:soft-page-break/>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text:soft-page-break/>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text:soft-page-break/>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text:soft-page-break/></text:p>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text:soft-page-break/></text:p>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text:soft-page-break/>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text:soft-page-break/>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soft-page-break/>|</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text:soft-page-break/>({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text:soft-page-break/>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soft-page-break/>"""</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text:soft-page-break/>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text:soft-page-break/>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text:soft-page-break/>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text:soft-page-break/></text:p>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soft-page-break/><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text:soft-page-break/>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text:soft-page-break/>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ext:soft-page-break/>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text:soft-page-break/>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text:soft-page-break/>(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text:soft-page-break/>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soft-page-break/><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text:soft-page-break/>(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oft-page-break/>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soft-page-break/><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text:soft-page-break/>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soft-page-break/><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text:soft-page-break/>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soft-page-break/><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text:soft-page-break/></text:p>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1.26 - <text:date style:data-style-name="N37" text:date-value="2008-05-13T03:04:23.44" text:fixed="true">05/13/08</text:date><text:tab/>MathRider For Newbies<text:tab/><text:page-number text:select-page="current">1</text:page-number>/<text:page-count>9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3T03:05:19</dc:date>
    <meta:editing-cycles>17</meta:editing-cycles>
    <meta:editing-duration>PT18H28M10S</meta:editing-duration>
    <meta:user-defined meta:name="Info 1"/>
    <meta:user-defined meta:name="Info 2"/>
    <meta:user-defined meta:name="Info 3"/>
    <meta:user-defined meta:name="Info 4"/>
    <meta:document-statistic meta:table-count="1" meta:image-count="0" meta:object-count="1" meta:page-count="94" meta:paragraph-count="2735" meta:word-count="23839" meta:character-count="143103"/>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